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4000" draw:fill="solid" draw:fill-color="#f6f9d4" draw:textarea-horizontal-align="justify" draw:textarea-vertical-align="middle" draw:auto-grow-height="false" fo:min-height="1.55cm" fo:min-width="3.7cm"/>
      <style:paragraph-properties style:writing-mode="lr-tb"/>
    </style:style>
    <style:style style:name="gr2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3" style:family="graphic" style:parent-style-name="objectwithoutfill">
      <style:graphic-properties draw:marker-start="Triangle_20_unfilled" draw:marker-start-width="0.3cm" draw:marker-end="" draw:marker-end-width="0.3cm" draw:fill="none" draw:textarea-vertical-align="middle"/>
    </style:style>
    <style:style style:name="gr4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2.15cm" fo:min-width="3.7cm"/>
      <style:paragraph-properties style:writing-mode="lr-tb"/>
    </style:style>
    <style:style style:name="gr6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7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8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9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10" style:family="graphic" style:parent-style-name="standard">
      <style:graphic-properties draw:stroke="none" svg:stroke-color="#ff4000" draw:fill="none" draw:fill-color="#f6f9d4" draw:textarea-horizontal-align="justify" draw:textarea-vertical-align="middle" draw:auto-grow-height="false" fo:min-height="1.55cm" fo:min-width="3.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12" style:family="graphic" style:parent-style-name="standard">
      <style:graphic-properties draw:stroke="dash" draw:stroke-dash="Long_20_Dash" draw:fill="none" draw:fill-color="#ffffff" draw:textarea-horizontal-align="justify" draw:textarea-vertical-align="middle" draw:auto-grow-height="false" fo:min-height="2.15cm" fo:min-width="3.7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14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15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17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19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20" style:family="graphic" style:parent-style-name="standard">
      <style:graphic-properties draw:marker-start="Square_20_45_20_unfilled" draw:marker-start-width="0.305cm" draw:textarea-vertical-align="middle"/>
    </style:style>
    <style:style style:name="gr21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22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23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24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25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26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30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31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33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34" style:family="graphic" style:parent-style-name="standard" style:list-style-name="L1">
      <style:graphic-properties draw:stroke="solid" svg:stroke-color="#3465a4" draw:fill="solid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3465a4" draw:fill="none" draw:fill-color="#dee7e5" draw:textarea-horizontal-align="justify" draw:textarea-vertical-align="middle" draw:auto-grow-height="false" fo:min-height="0.35cm" fo:min-width="3.7cm"/>
      <style:paragraph-properties style:writing-mode="lr-tb"/>
    </style:style>
    <style:style style:name="P1" style:family="paragraph">
      <style:paragraph-properties fo:text-align="start" style:writing-mode="lr-tb"/>
      <style:text-properties fo:font-size="8pt"/>
    </style:style>
    <style:style style:name="P2" style:family="paragraph">
      <loext:graphic-properties draw:fill="solid" draw:fill-color="#f6f9d4"/>
      <style:paragraph-properties fo:text-align="start" style:writing-mode="lr-tb"/>
      <style:text-properties fo:font-size="8pt"/>
    </style:style>
    <style:style style:name="P3" style:family="paragraph">
      <loext:graphic-properties draw:fill="solid" draw:fill-color="#f6f9d4"/>
      <style:paragraph-properties fo:text-align="center" style:writing-mode="lr-tb"/>
      <style:text-properties fo:font-size="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6" style:family="paragraph">
      <loext:graphic-properties draw:fill="none"/>
      <style:paragraph-properties fo:text-align="center"/>
      <style:text-properties fo:font-size="8p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9" style:family="paragraph">
      <loext:graphic-properties draw:fill="none" draw:fill-color="#f6f9d4"/>
      <style:paragraph-properties fo:text-align="start" style:writing-mode="lr-tb"/>
      <style:text-properties fo:font-size="8pt"/>
    </style:style>
    <style:style style:name="P10" style:family="paragraph">
      <loext:graphic-properties draw:fill="none" draw:fill-color="#dee7e5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11" style:family="paragraph">
      <style:paragraph-properties fo:text-align="center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cm" svg:height="1.8cm" svg:x="1.381cm" svg:y="1.219cm">
          <text:p text:style-name="P1"><text:span text:style-name="T1">id: Integer</text:span></text:p>
          <text:p text:style-name="P1"><text:span text:style-name="T1">amount: Long</text:span></text:p>
          <text:p text:style-name="P1"><text:span text:style-name="T1">clientId: Integer</text:span></text:p>
          <text:p text:style-name="P1"><text:span text:style-name="T1">name: String</text:span></text:p>
          <text:p text:style-name="P1"><text:span text:style-name="T1">clientName: Shor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8cm" svg:x="7.381cm" svg:y="1.2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cm" svg:height="0.6cm" svg:x="7.381cm" svg:y="0.619cm">
          <text:p text:style-name="P4"><text:span text:style-name="T1">AccountClientVO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5.581cm" svg:y1="1.819cm" svg:x2="7.381cm" svg:y2="1.819cm" draw:start-shape="id1" draw:start-glue-point="1" draw:end-shape="id2" draw:end-glue-point="3" svg:d="M5581 1819h1800" svg:viewBox="0 0 1801 1">
          <text:p/>
        </draw:connector>
        <draw:custom-shape draw:style-name="gr4" draw:text-style-name="P5" draw:layer="layout" svg:width="4.2cm" svg:height="0.6cm" svg:x="1.381cm" svg:y="0.619cm">
          <text:p text:style-name="P4"><text:span text:style-name="T1">AbstractAccountClientV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4.2cm" svg:height="2.4cm" svg:x="1.381cm" svg:y="0.6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4.2cm" svg:height="2.4cm" svg:x="7.381cm" svg:y="0.6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1.8cm" svg:x="4.008cm" svg:y="4.026cm">
          <text:p text:style-name="P1"><text:span text:style-name="T1">account: AccountVO</text:span></text:p>
          <text:p text:style-name="P1"><text:span text:style-name="T1">client: ClientVO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8cm" svg:x="10.008cm" svg:y="4.0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cm" svg:height="0.6cm" svg:x="10.008cm" svg:y="3.426cm">
          <text:p text:style-name="P4"><text:span text:style-name="T1">AcctClientVO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8.208cm" svg:y1="4.626cm" svg:x2="10.008cm" svg:y2="4.626cm" draw:start-shape="id3" draw:start-glue-point="1" draw:end-shape="id4" draw:end-glue-point="3" svg:d="M8208 4626h1800" svg:viewBox="0 0 1801 1">
          <text:p/>
        </draw:connector>
        <draw:custom-shape draw:style-name="gr7" draw:text-style-name="P5" draw:layer="layout" svg:width="4.2cm" svg:height="0.6cm" svg:x="4.008cm" svg:y="3.426cm">
          <text:p text:style-name="P4"><text:span text:style-name="T1">AbstractAcctClientV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4.2cm" svg:height="2.4cm" svg:x="4.008cm" svg:y="3.426cm">
          <draw:glue-point draw:id="4" svg:x="-0.973cm" svg:y="5cm"/>
          <draw:glue-point draw:id="5" svg:x="1.142cm" svg:y="5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4.2cm" svg:height="2.4cm" svg:x="10.008cm" svg:y="3.4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cm" svg:height="1.8cm" svg:x="1.381cm" svg:y="10.273cm">
          <text:p text:style-name="P1"><text:span text:style-name="T1">account: AccountVO</text:span></text:p>
          <text:p text:style-name="P1"><text:span text:style-name="T1">score: Integ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8cm" svg:x="7.391cm" svg:y="10.2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2cm" svg:height="0.6cm" svg:x="7.391cm" svg:y="9.673cm">
          <text:p text:style-name="P4"><text:span text:style-name="T1">AppraisedAccountVO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5.581cm" svg:y1="10.873cm" svg:x2="7.391cm" svg:y2="10.873cm" draw:start-shape="id5" draw:start-glue-point="1" draw:end-shape="id6" draw:end-glue-point="3" svg:d="M5581 10873h1810" svg:viewBox="0 0 1811 1">
          <text:p/>
        </draw:connector>
        <draw:custom-shape draw:style-name="gr9" draw:text-style-name="P5" draw:layer="layout" svg:width="4.2cm" svg:height="0.6cm" svg:x="1.381cm" svg:y="9.673cm">
          <text:p text:style-name="P4"><text:span text:style-name="T1">AbstractAppraisedAccountV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4.2cm" svg:height="2.4cm" svg:x="1.381cm" svg:y="9.6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4.2cm" svg:height="2.4cm" svg:x="7.391cm" svg:y="9.6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cm" svg:height="1.8cm" svg:x="1.4cm" svg:y="16.11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5.6cm" svg:y1="16.715cm" svg:x2="6.586cm" svg:y2="16.715cm" draw:start-shape="id7" draw:start-glue-point="1" draw:end-shape="id8" draw:end-glue-point="3" svg:d="M5600 16715h986" svg:viewBox="0 0 987 1">
          <text:p/>
        </draw:connector>
        <draw:custom-shape draw:style-name="gr11" draw:text-style-name="P10" draw:layer="layout" svg:width="4.2cm" svg:height="0.6cm" svg:x="1.4cm" svg:y="15.515cm">
          <text:p text:style-name="P4"><text:span text:style-name="T1">Account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7" draw:id="id7" draw:layer="layout" svg:width="4.2cm" svg:height="2.4cm" svg:x="1.4cm" svg:y="1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cm" svg:height="1.8cm" svg:x="6.586cm" svg:y="16.115cm">
          <text:p text:style-name="P1"><text:span text:style-name="T1">txs: List&lt;TransactionVO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8cm" svg:x="11.8cm" svg:y="16.1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.2cm" svg:height="0.6cm" svg:x="11.8cm" svg:y="15.515cm">
          <text:p text:style-name="P4"><text:span text:style-name="T1">EnhancedAccountVO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0.786cm" svg:y1="16.715cm" svg:x2="11.8cm" svg:y2="16.715cm" draw:start-shape="id8" draw:start-glue-point="1" draw:end-shape="id9" draw:end-glue-point="3" svg:d="M10786 16715h1014" svg:viewBox="0 0 1015 1">
          <text:p/>
        </draw:connector>
        <draw:custom-shape draw:style-name="gr14" draw:text-style-name="P5" draw:layer="layout" svg:width="4.2cm" svg:height="0.6cm" svg:x="6.586cm" svg:y="15.515cm">
          <text:p text:style-name="P4"><text:span text:style-name="T1">EnhancedAccountV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4.2cm" svg:height="2.4cm" svg:x="6.586cm" svg:y="15.5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4.2cm" svg:height="2.4cm" svg:x="11.8cm" svg:y="15.5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cm" svg:height="1.8cm" svg:x="1.386cm" svg:y="21.883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5.586cm" svg:y1="22.483cm" svg:x2="6.58cm" svg:y2="22.483cm" draw:start-shape="id10" draw:start-glue-point="1" draw:end-shape="id11" draw:end-glue-point="3" svg:d="M5586 22483h994" svg:viewBox="0 0 995 1">
          <text:p/>
        </draw:connector>
        <draw:custom-shape draw:style-name="gr15" draw:text-style-name="P10" draw:layer="layout" svg:width="4.2cm" svg:height="0.6cm" svg:x="1.386cm" svg:y="21.283cm">
          <text:p text:style-name="P4"><text:span text:style-name="T1">Product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0" draw:id="id10" draw:layer="layout" svg:width="4.2cm" svg:height="2.4cm" svg:x="1.386cm" svg:y="2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cm" svg:height="1.8cm" svg:x="6.58cm" svg:y="21.883cm">
          <text:p text:style-name="P1"><text:span text:style-name="T1">invoices: List&lt;InvoiceVO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8cm" svg:x="11.786cm" svg:y="21.8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2cm" svg:height="0.6cm" svg:x="11.786cm" svg:y="21.283cm">
          <text:p text:style-name="P4"><text:span text:style-name="T1">ProductOnInvoicesVO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0.78cm" svg:y1="22.483cm" svg:x2="11.786cm" svg:y2="22.483cm" draw:start-shape="id11" draw:start-glue-point="1" draw:end-shape="id12" draw:end-glue-point="3" svg:d="M10780 22483h1006" svg:viewBox="0 0 1007 1">
          <text:p/>
        </draw:connector>
        <draw:custom-shape draw:style-name="gr17" draw:text-style-name="P5" draw:layer="layout" svg:width="4.2cm" svg:height="0.6cm" svg:x="6.58cm" svg:y="21.283cm">
          <text:p text:style-name="P4"><text:span text:style-name="T1">AbstractProductOnInvoicesV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1" draw:id="id11" draw:layer="layout" svg:width="4.2cm" svg:height="2.4cm" svg:x="6.58cm" svg:y="21.2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2cm" svg:height="2.4cm" svg:x="11.786cm" svg:y="21.2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cm" svg:height="1.8cm" svg:x="6.586cm" svg:y="19.2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2cm" svg:height="0.6cm" svg:x="6.586cm" svg:y="18.666cm">
          <text:p text:style-name="P4"><text:span text:style-name="T1">Transacti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3" draw:id="id13" draw:layer="layout" svg:width="4.2cm" svg:height="2.4cm" svg:x="6.586cm" svg:y="18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2cm" svg:height="1.8cm" svg:x="6.579cm" svg:y="25.0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2cm" svg:height="0.6cm" svg:x="6.579cm" svg:y="24.471cm">
          <text:p text:style-name="P4"><text:span text:style-name="T1">Invoice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4" draw:id="id14" draw:layer="layout" svg:width="4.2cm" svg:height="2.4cm" svg:x="6.579cm" svg:y="24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8.686cm" svg:y1="17.915cm" svg:x2="8.686cm" svg:y2="18.666cm" draw:start-shape="id8" draw:start-glue-point="2" draw:end-shape="id13" draw:end-glue-point="0" svg:d="M8686 17915v751" svg:viewBox="0 0 1 752">
          <text:p/>
        </draw:connector>
        <draw:connector draw:style-name="gr20" draw:text-style-name="P11" draw:layer="layout" svg:x1="8.68cm" svg:y1="23.683cm" svg:x2="8.679cm" svg:y2="24.471cm" draw:start-shape="id11" draw:start-glue-point="2" draw:end-shape="id14" draw:end-glue-point="0" svg:d="M8680 23683v394h-1v394" svg:viewBox="0 0 2 789">
          <text:p/>
        </draw:connector>
        <draw:custom-shape draw:style-name="gr10" draw:text-style-name="P9" draw:layer="layout" svg:width="4.2cm" svg:height="1.8cm" svg:x="1.381cm" svg:y="13.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2cm" svg:height="0.6cm" svg:x="1.381cm" svg:y="12.83cm">
          <text:p text:style-name="P4"><text:span text:style-name="T1">Acc</text:span><text:span text:style-name="T1">oun</text:span><text:span text:style-name="T1">t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5" draw:id="id15" draw:layer="layout" svg:width="4.2cm" svg:height="2.4cm" svg:x="1.381cm" svg:y="12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481cm" svg:y1="12.073cm" svg:x2="3.481cm" svg:y2="12.83cm" draw:start-shape="id5" draw:start-glue-point="2" draw:end-shape="id15" draw:end-glue-point="0" svg:d="M3481 12073v757" svg:viewBox="0 0 1 758">
          <text:p/>
        </draw:connector>
        <draw:custom-shape draw:style-name="gr10" draw:text-style-name="P9" draw:layer="layout" svg:width="4.2cm" svg:height="1.8cm" svg:x="1.381cm" svg:y="7.5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4.2cm" svg:height="0.6cm" svg:x="1.381cm" svg:y="6.969cm">
          <text:p text:style-name="P4"><text:span text:style-name="T1">Account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6" draw:id="id16" draw:layer="layout" svg:width="4.2cm" svg:height="2.4cm" svg:x="1.381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2cm" svg:height="1.8cm" svg:x="6.588cm" svg:y="7.5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4.2cm" svg:height="0.6cm" svg:x="6.588cm" svg:y="6.982cm">
          <text:p text:style-name="P4"><text:span text:style-name="T1">Account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7" draw:id="id17" draw:layer="layout" svg:width="4.2cm" svg:height="2.4cm" svg:x="6.588cm" svg:y="6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5.7cm" svg:y1="5.826cm" svg:x2="3.481cm" svg:y2="6.969cm" draw:start-shape="id3" draw:start-glue-point="4" draw:end-shape="id16" draw:end-glue-point="0" svg:d="M5700 5826v572h-2219v571" svg:viewBox="0 0 2220 1144">
          <text:p/>
        </draw:connector>
        <draw:connector draw:style-name="gr20" draw:text-style-name="P11" draw:layer="layout" svg:x1="6.587cm" svg:y1="5.826cm" svg:x2="8.688cm" svg:y2="6.982cm" draw:start-shape="id3" draw:start-glue-point="5" draw:end-shape="id17" draw:end-glue-point="0" svg:d="M6587 5826v578h2101v578" svg:viewBox="0 0 2102 1157">
          <text:p/>
        </draw:connector>
      </draw:page>
      <draw:page draw:name="page2" draw:style-name="dp1" draw:master-page-name="Default">
        <draw:custom-shape draw:style-name="gr10" draw:text-style-name="P9" draw:layer="layout" svg:width="4.2cm" svg:height="1.8cm" svg:x="1.381cm" svg:y="2.03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5.581cm" svg:y1="2.63cm" svg:x2="6.581cm" svg:y2="2.63cm" draw:start-shape="id18" draw:start-glue-point="1" draw:end-shape="id19" draw:end-glue-point="3" svg:d="M5581 2630h1000" svg:viewBox="0 0 1001 1">
          <text:p/>
        </draw:connector>
        <draw:custom-shape draw:style-name="gr24" draw:text-style-name="P10" draw:layer="layout" svg:width="4.2cm" svg:height="0.6cm" svg:x="1.381cm" svg:y="1.43cm">
          <text:p text:style-name="P4"><text:span text:style-name="T1">Client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8" draw:id="id18" draw:layer="layout" svg:width="4.2cm" svg:height="2.4cm" svg:x="1.381cm" svg:y="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cm" svg:height="1.8cm" svg:x="6.581cm" svg:y="2.03cm">
          <text:p text:style-name="P1"><text:span text:style-name="T1">aco</text:span><text:span text:style-name="T1">unt</text:span><text:span text:style-name="T1">s: </text:span></text:p>
          <text:p text:style-name="P1"><text:span text:style-name="T1"><text:s text:c="2"/></text:span><text:span text:style-name="T1">List</text:span><text:span text:style-name="T1">&lt;E</text:span><text:span text:style-name="T1">nha</text:span><text:span text:style-name="T1">nce</text:span><text:span text:style-name="T1">dA</text:span><text:span text:style-name="T1">cco</text:span><text:span text:style-name="T1">unt</text:span><text:span text:style-name="T1">VO</text:span><text:span text:style-name="T1">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8cm" svg:x="11.781cm" svg:y="2.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4.2cm" svg:height="0.6cm" svg:x="11.781cm" svg:y="1.43cm">
          <text:p text:style-name="P4"><text:span text:style-name="T1">EnhancedClientVO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0.781cm" svg:y1="2.63cm" svg:x2="11.781cm" svg:y2="2.63cm" draw:start-shape="id19" draw:start-glue-point="1" draw:end-shape="id20" draw:end-glue-point="3" svg:d="M10781 2630h1000" svg:viewBox="0 0 1001 1">
          <text:p/>
        </draw:connector>
        <draw:custom-shape draw:style-name="gr26" draw:text-style-name="P5" draw:layer="layout" svg:width="4.2cm" svg:height="0.6cm" svg:x="6.581cm" svg:y="1.43cm">
          <text:p text:style-name="P4"><text:span text:style-name="T1">En</text:span><text:span text:style-name="T1">han</text:span><text:span text:style-name="T1">ced</text:span><text:span text:style-name="T1">Clie</text:span><text:span text:style-name="T1">ntV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9" draw:id="id19" draw:layer="layout" svg:width="4.2cm" svg:height="2.4cm" svg:x="6.581cm" svg:y="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0" draw:id="id20" draw:layer="layout" svg:width="4.2cm" svg:height="2.4cm" svg:x="11.781cm" svg:y="1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2cm" svg:height="1.8cm" svg:x="1.381cm" svg:y="5.83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5.581cm" svg:y1="6.43cm" svg:x2="6.581cm" svg:y2="6.43cm" draw:start-shape="id21" draw:start-glue-point="1" draw:end-shape="id22" draw:end-glue-point="3" svg:d="M5581 6430h1000" svg:viewBox="0 0 1001 1">
          <text:p/>
        </draw:connector>
        <draw:custom-shape draw:style-name="gr27" draw:text-style-name="P10" draw:layer="layout" svg:width="4.2cm" svg:height="0.6cm" svg:x="1.381cm" svg:y="5.23cm">
          <text:p text:style-name="P4"><text:span text:style-name="T1">Account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21" draw:id="id21" draw:layer="layout" svg:width="4.2cm" svg:height="2.4cm" svg:x="1.381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cm" svg:height="1.8cm" svg:x="6.581cm" svg:y="5.83cm">
          <text:p text:style-name="P1"><text:span text:style-name="T1">txs: List&lt;TransactionVO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8cm" svg:x="11.781cm" svg:y="5.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2cm" svg:height="0.6cm" svg:x="11.781cm" svg:y="5.23cm">
          <text:p text:style-name="P4"><text:span text:style-name="T1">EnhancedAccountVO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0.781cm" svg:y1="6.43cm" svg:x2="11.781cm" svg:y2="6.43cm" draw:start-shape="id22" draw:start-glue-point="1" draw:end-shape="id23" draw:end-glue-point="3" svg:d="M10781 6430h1000" svg:viewBox="0 0 1001 1">
          <text:p/>
        </draw:connector>
        <draw:custom-shape draw:style-name="gr29" draw:text-style-name="P5" draw:layer="layout" svg:width="4.2cm" svg:height="0.6cm" svg:x="6.581cm" svg:y="5.23cm">
          <text:p text:style-name="P4"><text:span text:style-name="T1">EnhancedAccountV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2" draw:id="id22" draw:layer="layout" svg:width="4.2cm" svg:height="2.4cm" svg:x="6.581cm" svg:y="5.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3" draw:id="id23" draw:layer="layout" svg:width="4.2cm" svg:height="2.4cm" svg:x="11.781cm" svg:y="5.23cm">
          <text:p/>
          <draw:enhanced-geometry svg:viewBox="0 0 21600 21600" draw:type="rectangle" draw:enhanced-path="M 0 0 L 21600 0 21600 21600 0 21600 0 0 Z N"/>
        </draw:custom-shape>
        <draw:connector draw:style-name="gr20" draw:text-style-name="P11" draw:layer="layout" svg:x1="8.681cm" svg:y1="3.83cm" svg:x2="13.881cm" svg:y2="5.23cm" draw:start-shape="id19" draw:start-glue-point="2" draw:end-shape="id23" draw:end-glue-point="0" svg:d="M8681 3830v700h5200v700" svg:viewBox="0 0 5201 1401">
          <text:p/>
        </draw:connector>
        <draw:custom-shape draw:style-name="gr10" draw:text-style-name="P9" draw:layer="layout" svg:width="4.2cm" svg:height="1.8cm" svg:x="1.381cm" svg:y="5.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4.2cm" svg:height="0.6cm" svg:x="1.381cm" svg:y="5.23cm">
          <text:p text:style-name="P4"><text:span text:style-name="T1">Account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4.2cm" svg:height="2.4cm" svg:x="6.569cm" svg:y="8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8.681cm" svg:y1="7.63cm" svg:x2="8.678cm" svg:y2="8.655cm" draw:start-shape="id22" draw:start-glue-point="2" draw:end-shape="id24" draw:end-glue-point="0" svg:d="M8681 7630v513h-3v512" svg:viewBox="0 0 4 1026">
          <text:p/>
        </draw:connector>
        <draw:custom-shape draw:style-name="gr31" draw:text-style-name="P10" xml:id="id24" draw:id="id24" draw:layer="layout" svg:width="4.2cm" svg:height="0.6cm" svg:x="6.578cm" svg:y="8.655cm">
          <text:p text:style-name="P4"><text:span text:style-name="T1">Transacti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2cm" svg:height="1.8cm" svg:x="1.381cm" svg:y="12.18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5.581cm" svg:y1="12.78cm" svg:x2="6.581cm" svg:y2="12.78cm" draw:start-shape="id25" draw:start-glue-point="1" draw:end-shape="id26" draw:end-glue-point="3" svg:d="M5581 12780h1000" svg:viewBox="0 0 1001 1">
          <text:p/>
        </draw:connector>
        <draw:custom-shape draw:style-name="gr32" draw:text-style-name="P10" draw:layer="layout" svg:width="4.2cm" svg:height="0.6cm" svg:x="1.381cm" svg:y="11.58cm">
          <text:p text:style-name="P4"><text:span text:style-name="T1">Car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25" draw:id="id25" draw:layer="layout" svg:width="4.2cm" svg:height="2.4cm" svg:x="1.381cm" svg:y="11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2cm" svg:height="1.8cm" svg:x="6.581cm" svg:y="12.18cm">
          <text:p text:style-name="P1"><text:span text:style-name="T1">carOwner: OwnerVO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1.8cm" svg:x="11.781cm" svg:y="12.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4.2cm" svg:height="0.6cm" svg:x="11.781cm" svg:y="11.58cm">
          <text:p text:style-name="P4"><text:span text:style-name="T1">CarWithOwnerVO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10.781cm" svg:y1="12.78cm" svg:x2="11.781cm" svg:y2="12.78cm" draw:start-shape="id26" draw:start-glue-point="1" draw:end-shape="id27" draw:end-glue-point="3" svg:d="M10781 12780h1000" svg:viewBox="0 0 1001 1">
          <text:p/>
        </draw:connector>
        <draw:custom-shape draw:style-name="gr34" draw:text-style-name="P5" draw:layer="layout" svg:width="4.2cm" svg:height="0.6cm" svg:x="6.581cm" svg:y="11.58cm">
          <text:p text:style-name="P4"><text:span text:style-name="T1">AbstractCarWithOwnerV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6" draw:id="id26" draw:layer="layout" svg:width="4.2cm" svg:height="2.4cm" svg:x="6.581cm" svg:y="11.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4.2cm" svg:height="2.4cm" svg:x="11.781cm" svg:y="11.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2cm" svg:height="2.4cm" svg:x="6.569cm" svg:y="14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8.681cm" svg:y1="13.98cm" svg:x2="8.678cm" svg:y2="15.005cm" draw:start-shape="id26" draw:start-glue-point="2" draw:end-shape="id28" draw:end-glue-point="0" svg:d="M8681 13980v513h-3v512" svg:viewBox="0 0 4 1026">
          <text:p/>
        </draw:connector>
        <draw:custom-shape draw:style-name="gr35" draw:text-style-name="P10" xml:id="id28" draw:id="id28" draw:layer="layout" svg:width="4.2cm" svg:height="0.6cm" svg:x="6.578cm" svg:y="15.005cm">
          <text:p text:style-name="P4"><text:span text:style-name="T1">Owner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20:14:29.496652342</meta:creation-date>
    <dc:date>2020-10-31T21:42:49.166819199</dc:date>
    <meta:editing-duration>PT55M57S</meta:editing-duration>
    <meta:editing-cycles>19</meta:editing-cycles>
    <meta:generator>LibreOffice/6.4.5.2$Linux_X86_64 LibreOffice_project/40$Build-2</meta:generator>
    <meta:document-statistic meta:object-count="105"/>
  </office:meta>
</office:document-meta>
</file>